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4" style:family="table">
      <style:table-properties style:width="6.881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6903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1861in"/>
    </style:style>
    <style:style style:name="Table4.E" style:family="table-column">
      <style:table-column-properties style:column-width="1.25in"/>
    </style:style>
    <style:style style:name="Table4.F" style:family="table-column">
      <style:table-column-properties style:column-width="0.6313in"/>
    </style:style>
    <style:style style:name="Table4.1" style:family="table-row">
      <style:table-row-properties style:row-height="0.2472in"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0.05pt solid #ffffff" fo:border-right="none" fo:border-top="0.05pt solid #3399ff" fo:border-bottom="0.05pt solid #ffffff" style:writing-mode="lr-tb">
        <style:background-image/>
      </style:table-cell-properties>
    </style:style>
    <style:style style:name="Table4.2" style:family="table-row">
      <style:table-row-properties style:row-height="0.1889in"/>
    </style:style>
    <style:style style:name="Table4.A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B2" style:family="table-cell" style:data-style-name="N3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E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F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3" style:family="table-row">
      <style:table-row-properties style:row-height="0.1889in"/>
    </style:style>
    <style:style style:name="Table4.A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C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D3" style:family="table-cell" style:data-style-name="N122">
      <style:table-cell-properties style:vertical-align="middle" fo:padding="0.0382in" fo:border-left="none" fo:border-right="none" fo:border-top="0.05pt dotted #b2b2b2" fo:border-bottom="0.05pt dotted #b2b2b2"/>
    </style:style>
    <style:style style:name="Table4.E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4" style:family="table-row">
      <style:table-row-properties style:row-height="0.1889in"/>
    </style:style>
    <style:style style:name="Table4.A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4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4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5" style:family="table-row">
      <style:table-row-properties style:row-height="0.1889in"/>
    </style:style>
    <style:style style:name="Table4.A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6" style:family="table-row">
      <style:table-row-properties style:row-height="0.1889in"/>
    </style:style>
    <style:style style:name="Table4.A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6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6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7" style:family="table-row">
      <style:table-row-properties style:row-height="0.1889in"/>
    </style:style>
    <style:style style:name="Table4.A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8" style:family="table-row">
      <style:table-row-properties style:row-height="0.1889in"/>
    </style:style>
    <style:style style:name="Table4.A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8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8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9" style:family="table-row">
      <style:table-row-properties style:row-height="0.1889in"/>
    </style:style>
    <style:style style:name="Table4.A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9" style:family="table-cell" style:data-style-name="N3">
      <style:table-cell-properties style:vertical-align="middle" fo:padding="0.0382in" fo:border-left="none" fo:border-right="none" fo:border-top="0.05pt dotted #b2b2b2" fo:border-bottom="0.05pt dotted #b2b2b2"/>
    </style:style>
    <style:style style:name="Table4.D9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9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9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0" style:family="table-row">
      <style:table-row-properties style:row-height="0.1889in"/>
    </style:style>
    <style:style style:name="Table4.A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0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0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1" style:family="table-row">
      <style:table-row-properties style:row-height="0.1889in"/>
    </style:style>
    <style:style style:name="Table4.A11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1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1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2" style:family="table-row">
      <style:table-row-properties style:row-height="0.1889in"/>
    </style:style>
    <style:style style:name="Table4.A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2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2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3" style:family="table-row">
      <style:table-row-properties style:row-height="0.1889in"/>
    </style:style>
    <style:style style:name="Table4.A1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4" style:family="table-row">
      <style:table-row-properties style:row-height="0.1889in"/>
    </style:style>
    <style:style style:name="Table4.A1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4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4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5" style:family="table-row">
      <style:table-row-properties style:row-height="0.1889in"/>
    </style:style>
    <style:style style:name="Table4.A1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6" style:family="table-row">
      <style:table-row-properties style:row-height="0.1889in"/>
    </style:style>
    <style:style style:name="Table4.A1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6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6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7" style:family="table-row">
      <style:table-row-properties style:row-height="0.1889in"/>
    </style:style>
    <style:style style:name="Table4.A1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F1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8" style:family="table-row">
      <style:table-row-properties style:row-height="0.1889in" fo:background-color="transparent" fo:keep-together="auto">
        <style:background-image/>
      </style:table-row-properties>
    </style:style>
    <style:style style:name="Table4.A18" style:family="table-cell">
      <style:table-cell-properties style:vertical-align="middle" fo:background-color="transparent" fo:padding="0.0382in" fo:border-left="none" fo:border-right="none" fo:border-top="0.05pt dotted #b2b2b2" fo:border-bottom="0.05pt solid #3399ff" style:writing-mode="lr-tb">
        <style:background-image/>
      </style:table-cell-properties>
    </style:style>
    <style:style style:name="Table4.D18" style:family="table-cell">
      <style:table-cell-properties style:vertical-align="middle" fo:background-color="transparent" fo:padding="0.0382in" fo:border-left="none" fo:border-right="none" fo:border-top="0.05pt dotted #b2b2b2" fo:border-bottom="0.05pt solid #3399ff" style:writing-mode="lr-tb">
        <style:background-image/>
      </style:table-cell-properties>
    </style:style>
    <style:style style:name="Table4.E18" style:family="table-cell" style:data-style-name="N122">
      <style:table-cell-properties style:vertical-align="middle" fo:background-color="transparent" fo:padding="0.0382in" fo:border-left="none" fo:border-right="none" fo:border-top="none" fo:border-bottom="0.05pt solid #3399ff" style:writing-mode="lr-tb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DejaVu Sans" fo:font-size="13pt" fo:font-style="italic" style:text-underline-style="none" officeooo:rsid="00a5a4d4" officeooo:paragraph-rsid="00a5a4d4" style:font-size-asian="13pt" style:font-style-asian="italic" style:font-size-complex="13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281509" officeooo:paragraph-rsid="00a4d0ec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281509" officeooo:paragraph-rsid="00a4d0ec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6" style:family="paragraph" style:parent-style-name="Table_20_Contents"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style:font-name="Liberation Serif" fo:font-size="8pt" fo:font-style="italic" officeooo:rsid="0093c56f" officeooo:paragraph-rsid="00f99033" style:font-size-asian="8pt" style:font-style-asian="italic" style:font-size-complex="8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003366" style:font-name="DejaVu Sans Condensed" fo:font-size="7pt" fo:language="en" fo:country="US" fo:font-weight="bold" officeooo:rsid="00535438" officeooo:paragraph-rsid="00f99033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3366" style:font-name="DejaVu Sans" fo:font-size="7pt" fo:language="en" fo:country="US" fo:font-weight="normal" officeooo:rsid="006a5bb2" officeooo:paragraph-rsid="00f99033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5" style:family="paragraph" style:parent-style-name="Table_20_Contents"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1c1c1c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2" style:family="paragraph" style:parent-style-name="Table_20_Contents">
      <style:text-properties fo:color="#1c1c1c" style:font-name="DejaVu Sans Condensed" fo:font-size="7pt" officeooo:paragraph-rsid="00f99033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0fecce9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666666" style:font-name="DejaVu Sans Condensed" fo:font-size="7pt" fo:font-style="italic" fo:font-weight="normal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666666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31" style:family="paragraph" style:parent-style-name="Table_20_Contents">
      <style:text-properties style:font-name="Liberation Sans Narrow" fo:font-size="8pt" officeooo:paragraph-rsid="00f99033" style:font-size-asian="8pt" style:font-size-complex="8pt"/>
    </style:style>
    <style:style style:name="P32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33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34" style:family="paragraph" style:parent-style-name="Standard">
      <style:text-properties style:font-name="Liberation Sans Narrow" fo:font-size="8pt" officeooo:paragraph-rsid="00f99033" style:font-size-asian="8pt" style:font-size-complex="8pt"/>
    </style:style>
    <style:style style:name="P35" style:family="paragraph" style:parent-style-name="Standard">
      <style:text-properties officeooo:paragraph-rsid="00f99033"/>
    </style:style>
    <style:style style:name="P36" style:family="paragraph" style:parent-style-name="Table_20_Contents">
      <style:paragraph-properties fo:text-align="start" style:justify-single-word="false" fo:break-before="auto" fo:break-after="auto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666666" style:font-name="DejaVu Sans" fo:font-size="10pt" fo:font-style="italic" style:text-underline-style="none" fo:font-weight="normal" officeooo:rsid="0067739e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weight="bold" style:font-weight-asian="bold" style:font-weight-complex="bold"/>
    </style:style>
    <style:style style:name="T3" style:family="text">
      <style:text-properties fo:color="#666666" officeooo:rsid="00281509"/>
    </style:style>
    <style:style style:name="T4" style:family="text">
      <style:text-properties fo:color="#666666" officeooo:rsid="006208e9"/>
    </style:style>
    <style:style style:name="T5" style:family="text">
      <style:text-properties fo:color="#666666" fo:font-weight="normal" officeooo:rsid="0017ee57" style:font-weight-asian="normal" style:font-weight-complex="normal"/>
    </style:style>
    <style:style style:name="T6" style:family="text">
      <style:text-properties fo:color="#666666" fo:font-weight="normal" officeooo:rsid="001865c7" style:font-weight-asian="normal" style:font-weight-complex="normal"/>
    </style:style>
    <style:style style:name="T7" style:family="text">
      <style:text-properties fo:color="#666666" fo:font-weight="normal" officeooo:rsid="00189e4c" style:font-weight-asian="normal" style:font-weight-complex="normal"/>
    </style:style>
    <style:style style:name="T8" style:family="text">
      <style:text-properties fo:color="#666666" fo:font-weight="normal" officeooo:rsid="004ec213" style:font-weight-asian="normal" style:font-weight-complex="normal"/>
    </style:style>
    <style:style style:name="T9" style:family="text">
      <style:text-properties fo:color="#666666" fo:font-weight="normal" officeooo:rsid="010721a5" style:font-weight-asian="normal" style:font-weight-complex="normal"/>
    </style:style>
    <style:style style:name="T10" style:family="text">
      <style:text-properties officeooo:rsid="00bb1603"/>
    </style:style>
    <style:style style:name="T11" style:family="text">
      <style:text-properties officeooo:rsid="00281509"/>
    </style:style>
    <style:style style:name="T12" style:family="text">
      <style:text-properties officeooo:rsid="0010a9fc"/>
    </style:style>
    <style:style style:name="T13" style:family="text">
      <style:text-properties fo:color="#999999" fo:font-size="7pt" officeooo:rsid="0067739e" style:font-size-asian="7pt" style:font-size-complex="7pt"/>
    </style:style>
    <style:style style:name="T14" style:family="text">
      <style:text-properties fo:color="#999999" fo:font-size="7pt" officeooo:rsid="002d6ac5" style:font-size-asian="7pt" style:font-size-complex="7pt"/>
    </style:style>
    <style:style style:name="T15" style:family="text">
      <style:text-properties fo:color="#999999" fo:font-size="7pt" officeooo:rsid="006208e9" style:font-size-asian="7pt" style:font-size-complex="7pt"/>
    </style:style>
    <style:style style:name="T16" style:family="text">
      <style:text-properties fo:color="#999999" fo:font-size="7pt" fo:font-weight="bold" officeooo:rsid="00281509" style:font-size-asian="7pt" style:font-weight-asian="bold" style:font-size-complex="7pt" style:font-weight-complex="bold"/>
    </style:style>
    <style:style style:name="T17" style:family="text">
      <style:text-properties officeooo:rsid="00c0a58c"/>
    </style:style>
    <style:style style:name="T18" style:family="text">
      <style:text-properties officeooo:rsid="00d9e363"/>
    </style:style>
    <style:style style:name="T19" style:family="text">
      <style:text-properties officeooo:rsid="010721a5"/>
    </style:style>
    <number:number-style style:name="N3">
      <number:number number:decimal-places="0" loext:min-decimal-places="0" number:min-integer-digits="1" number:grouping="true"/>
    </number:number-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3">A LA </text:span><text:span text:style-name="T14">FECHA</text:span><text:span text:style-name="T15">: </text:span><text:span text:style-name="T16"><text:placeholder text:placeholder-type="text">&lt;date&gt;</text:placeholder></text:span></text:p>
      <text:p text:style-name="P22"><text:placeholder text:placeholder-type="text">&lt;for each="account in objects"&gt;</text:placeholder></text:p>
      <text:p text:style-name="P14"><text:placeholder text:placeholder-type="text">&lt;if test="account.balance_sheet == True"&gt;</text:placeholder>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header-rows>
          <table:table-row table:style-name="Table4.1">
            <table:table-cell table:style-name="Table4.A1" office:value-type="string">
              <text:p text:style-name="P11"/>
            </table:table-cell>
            <table:table-cell table:style-name="Table4.A1" table:number-columns-spanned="3" office:value-type="string">
              <text:p text:style-name="P12">A<text:span text:style-name="T18">Ñ</text:span>O 201<text:span text:style-name="T17">5</text:span></text:p>
            </table:table-cell>
            <table:covered-table-cell/>
            <table:covered-table-cell/>
            <table:table-cell table:style-name="Table4.A1" office:value-type="string">
              <text:p text:style-name="P12">AÑO 201<text:span text:style-name="T17">6</text:span></text:p>
            </table:table-cell>
            <table:table-cell table:style-name="Table4.A1" office:value-type="string">
              <text:p text:style-name="P12">NOTAS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23"><text:placeholder text:placeholder-type="text">&lt;account.name&gt;</text:placeholder></text:p>
          </table:table-cell>
          <table:table-cell table:style-name="Table4.B2" table:number-columns-spanned="3" office:value-type="float" office:value="0">
            <text:p text:style-name="P24"><text:placeholder text:placeholder-type="text">&lt;account.amount&gt;</text:placeholder></text:p>
          </table:table-cell>
          <table:covered-table-cell/>
          <table:covered-table-cell/>
          <table:table-cell table:style-name="Table4.E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 table:style-name="Table4.3">
          <table:table-cell table:style-name="Table4.A3" office:value-type="string">
            <text:p text:style-name="P20"><text:placeholder text:placeholder-type="text">&lt;for each="child1 in account.childs"&gt;</text:placeholder></text:p>
          </table:table-cell>
          <table:table-cell table:style-name="Table4.B3">
            <text:p text:style-name="P35"/>
          </table:table-cell>
          <table:table-cell table:style-name="Table4.C3">
            <text:p text:style-name="P35"/>
          </table:table-cell>
          <table:table-cell table:style-name="Table4.D3">
            <text:p text:style-name="P35"/>
          </table:table-cell>
          <table:table-cell table:style-name="Table4.E3">
            <text:p text:style-name="P21"/>
          </table:table-cell>
          <table:table-cell table:style-name="Table4.F3">
            <text:p text:style-name="P21"/>
          </table:table-cell>
        </table:table-row>
        <table:table-row table:style-name="Table4.4">
          <table:table-cell table:style-name="Table4.A4" office:value-type="string">
            <text:p text:style-name="P14"><text:s text:c="4"/><text:placeholder text:placeholder-type="text">&lt;if test="child1.amount != 0"&gt;</text:placeholder></text:p>
          </table:table-cell>
          <table:table-cell table:style-name="Table4.B4">
            <text:p text:style-name="P35"/>
          </table:table-cell>
          <table:table-cell table:style-name="Table4.C4">
            <text:p text:style-name="P35"/>
          </table:table-cell>
          <table:table-cell table:style-name="Table4.D4">
            <text:p text:style-name="P35"/>
          </table:table-cell>
          <table:table-cell table:style-name="Table4.E4">
            <text:p text:style-name="P13"/>
          </table:table-cell>
          <table:table-cell table:style-name="Table4.F4">
            <text:p text:style-name="P13"/>
          </table:table-cell>
        </table:table-row>
        <table:table-row table:style-name="Table4.5">
          <table:table-cell table:style-name="Table4.A5" office:value-type="string">
            <text:p text:style-name="P23"><text:s text:c="4"/><text:placeholder text:placeholder-type="text">&lt;child1.name&gt;</text:placeholder></text:p>
          </table:table-cell>
          <table:table-cell table:style-name="Table4.B5" table:number-columns-spanned="3" office:value-type="float" office:value="0">
            <text:p text:style-name="P24"><text:placeholder text:placeholder-type="text">&lt;child1.amount&gt;</text:placeholder></text:p>
          </table:table-cell>
          <table:covered-table-cell/>
          <table:covered-table-cell/>
          <table:table-cell table:style-name="Table4.E5">
            <text:p text:style-name="P13"/>
          </table:table-cell>
          <table:table-cell table:style-name="Table4.F5">
            <text:p text:style-name="P13"/>
          </table:table-cell>
        </table:table-row>
        <table:table-row table:style-name="Table4.6">
          <table:table-cell table:style-name="Table4.A16" office:value-type="string">
            <text:p text:style-name="P14"><text:s text:c="4"/><text:placeholder text:placeholder-type="text">&lt;/if&gt;</text:placeholder></text:p>
          </table:table-cell>
          <table:table-cell table:style-name="Table4.B6">
            <text:p text:style-name="P15"/>
          </table:table-cell>
          <table:table-cell table:style-name="Table4.C6">
            <text:p text:style-name="P13"/>
          </table:table-cell>
          <table:table-cell table:style-name="Table4.D6">
            <text:p text:style-name="P13"/>
          </table:table-cell>
          <table:table-cell table:style-name="Table4.E6">
            <text:p text:style-name="P13"/>
          </table:table-cell>
          <table:table-cell table:style-name="Table4.F6">
            <text:p text:style-name="P13"/>
          </table:table-cell>
        </table:table-row>
        <table:table-row table:style-name="Table4.7">
          <table:table-cell table:style-name="Table4.A16" office:value-type="string">
            <text:p text:style-name="P5"><text:placeholder text:placeholder-type="text">&lt;for each="child2 in child1.childs"&gt;</text:placeholder></text:p>
          </table:table-cell>
          <table:table-cell table:style-name="Table4.B7">
            <text:p text:style-name="P6"/>
          </table:table-cell>
          <table:table-cell table:style-name="Table4.C7">
            <text:p text:style-name="P4"/>
          </table:table-cell>
          <table:table-cell table:style-name="Table4.D7">
            <text:p text:style-name="P4"/>
          </table:table-cell>
          <table:table-cell table:style-name="Table4.E7">
            <text:p text:style-name="P13"/>
          </table:table-cell>
          <table:table-cell table:style-name="Table4.F7">
            <text:p text:style-name="P13"/>
          </table:table-cell>
        </table:table-row>
        <table:table-row table:style-name="Table4.8">
          <table:table-cell table:style-name="Table4.A16" office:value-type="string">
            <text:p text:style-name="P8"><text:s text:c="8"/><text:placeholder text:placeholder-type="text">&lt;if test="child2.amount != 0"&gt;</text:placeholder></text:p>
          </table:table-cell>
          <table:table-cell table:style-name="Table4.B8">
            <text:p text:style-name="P6"/>
          </table:table-cell>
          <table:table-cell table:style-name="Table4.C8">
            <text:p text:style-name="P4"/>
          </table:table-cell>
          <table:table-cell table:style-name="Table4.D8">
            <text:p text:style-name="P4"/>
          </table:table-cell>
          <table:table-cell table:style-name="Table4.E8">
            <text:p text:style-name="P13"/>
          </table:table-cell>
          <table:table-cell table:style-name="Table4.F8">
            <text:p text:style-name="P13"/>
          </table:table-cell>
        </table:table-row>
        <table:table-row table:style-name="Table4.9">
          <table:table-cell table:style-name="Table4.A16" office:value-type="string">
            <text:p text:style-name="P27"><text:s text:c="8"/><text:placeholder text:placeholder-type="text">&lt;child2.name&gt;</text:placeholder></text:p>
          </table:table-cell>
          <table:table-cell table:style-name="Table4.B9" table:number-columns-spanned="2" office:value-type="float" office:value="0">
            <text:p text:style-name="P26"><text:placeholder text:placeholder-type="text">&lt;child2.amount&gt;</text:placeholder></text:p>
          </table:table-cell>
          <table:covered-table-cell/>
          <table:table-cell table:style-name="Table4.D9">
            <text:p text:style-name="P25"/>
          </table:table-cell>
          <table:table-cell table:style-name="Table4.E9">
            <text:p text:style-name="P25"/>
          </table:table-cell>
          <table:table-cell table:style-name="Table4.F9">
            <text:p text:style-name="P25"/>
          </table:table-cell>
        </table:table-row>
        <table:table-row table:style-name="Table4.10">
          <table:table-cell table:style-name="Table4.A16" office:value-type="string">
            <text:p text:style-name="P8"><text:s text:c="8"/><text:placeholder text:placeholder-type="text">&lt;/if&gt;</text:placeholder></text:p>
          </table:table-cell>
          <table:table-cell table:style-name="Table4.B10">
            <text:p text:style-name="P6"/>
          </table:table-cell>
          <table:table-cell table:style-name="Table4.C10">
            <text:p text:style-name="P4"/>
          </table:table-cell>
          <table:table-cell table:style-name="Table4.D10">
            <text:p text:style-name="P4"/>
          </table:table-cell>
          <table:table-cell table:style-name="Table4.E10">
            <text:p text:style-name="P13"/>
          </table:table-cell>
          <table:table-cell table:style-name="Table4.F10">
            <text:p text:style-name="P13"/>
          </table:table-cell>
        </table:table-row>
        <table:table-row table:style-name="Table4.11">
          <table:table-cell table:style-name="Table4.A16" office:value-type="string">
            <text:p text:style-name="P7"><text:placeholder text:placeholder-type="text">&lt;for each="child3 in child2.childs"&gt;</text:placeholder></text:p>
          </table:table-cell>
          <table:table-cell table:style-name="Table4.B11">
            <text:p text:style-name="P6"/>
          </table:table-cell>
          <table:table-cell table:style-name="Table4.C11">
            <text:p text:style-name="P4"/>
          </table:table-cell>
          <table:table-cell table:style-name="Table4.D11">
            <text:p text:style-name="P4"/>
          </table:table-cell>
          <table:table-cell table:style-name="Table4.E11">
            <text:p text:style-name="P13"/>
          </table:table-cell>
          <table:table-cell table:style-name="Table4.F11">
            <text:p text:style-name="P13"/>
          </table:table-cell>
        </table:table-row>
        <table:table-row table:style-name="Table4.12">
          <table:table-cell table:style-name="Table4.A16" office:value-type="string">
            <text:p text:style-name="P7"><text:s text:c="12"/><text:placeholder text:placeholder-type="text">&lt;if test="child3.amount != 0"&gt;</text:placeholder></text:p>
          </table:table-cell>
          <table:table-cell table:style-name="Table4.B12">
            <text:p text:style-name="P6"/>
          </table:table-cell>
          <table:table-cell table:style-name="Table4.C12">
            <text:p text:style-name="P4"/>
          </table:table-cell>
          <table:table-cell table:style-name="Table4.D12">
            <text:p text:style-name="P4"/>
          </table:table-cell>
          <table:table-cell table:style-name="Table4.E12">
            <text:p text:style-name="P13"/>
          </table:table-cell>
          <table:table-cell table:style-name="Table4.F12">
            <text:p text:style-name="P13"/>
          </table:table-cell>
        </table:table-row>
        <table:table-row table:style-name="Table4.13">
          <table:table-cell table:style-name="Table4.A16" office:value-type="string">
            <text:p text:style-name="P30"><text:s text:c="12"/><text:placeholder text:placeholder-type="text">&lt;child3.name&gt;</text:placeholder></text:p>
          </table:table-cell>
          <table:table-cell table:style-name="Table4.B13" office:value-type="float" office:value="0">
            <text:p text:style-name="P29"><text:placeholder text:placeholder-type="text">&lt;child3.amount&gt;</text:placeholder></text:p>
          </table:table-cell>
          <table:table-cell table:style-name="Table4.C13">
            <text:p text:style-name="P4"/>
          </table:table-cell>
          <table:table-cell table:style-name="Table4.D13">
            <text:p text:style-name="P4"/>
          </table:table-cell>
          <table:table-cell table:style-name="Table4.E13">
            <text:p text:style-name="P13"/>
          </table:table-cell>
          <table:table-cell table:style-name="Table4.F13">
            <text:p text:style-name="P13"/>
          </table:table-cell>
        </table:table-row>
        <table:table-row table:style-name="Table4.14">
          <table:table-cell table:style-name="Table4.A16" office:value-type="string">
            <text:p text:style-name="P7"><text:s text:c="12"/><text:placeholder text:placeholder-type="text">&lt;/if&gt;</text:placeholder></text:p>
          </table:table-cell>
          <table:table-cell table:style-name="Table4.B14" office:value-type="string">
            <text:p text:style-name="P6"/>
          </table:table-cell>
          <table:table-cell table:style-name="Table4.C14">
            <text:p text:style-name="P4"/>
          </table:table-cell>
          <table:table-cell table:style-name="Table4.D14">
            <text:p text:style-name="P4"/>
          </table:table-cell>
          <table:table-cell table:style-name="Table4.E14">
            <text:p text:style-name="P13"/>
          </table:table-cell>
          <table:table-cell table:style-name="Table4.F14">
            <text:p text:style-name="P13"/>
          </table:table-cell>
        </table:table-row>
        <table:table-row table:style-name="Table4.15">
          <table:table-cell table:style-name="Table4.A16" office:value-type="string">
            <text:p text:style-name="P19"><text:placeholder text:placeholder-type="text">&lt;/for&gt;</text:placeholder></text:p>
          </table:table-cell>
          <table:table-cell table:style-name="Table4.B15" office:value-type="string">
            <text:p text:style-name="P15"/>
          </table:table-cell>
          <table:table-cell table:style-name="Table4.C15">
            <text:p text:style-name="P13"/>
          </table:table-cell>
          <table:table-cell table:style-name="Table4.D15">
            <text:p text:style-name="P13"/>
          </table:table-cell>
          <table:table-cell table:style-name="Table4.E15">
            <text:p text:style-name="P13"/>
          </table:table-cell>
          <table:table-cell table:style-name="Table4.F15">
            <text:p text:style-name="P13"/>
          </table:table-cell>
        </table:table-row>
        <table:table-row table:style-name="Table4.16">
          <table:table-cell table:style-name="Table4.A16" office:value-type="string">
            <text:p text:style-name="P19"><text:placeholder text:placeholder-type="text">&lt;/for&gt;</text:placeholder></text:p>
          </table:table-cell>
          <table:table-cell table:style-name="Table4.B16" office:value-type="string">
            <text:p text:style-name="P15"/>
          </table:table-cell>
          <table:table-cell table:style-name="Table4.C16">
            <text:p text:style-name="P13"/>
          </table:table-cell>
          <table:table-cell table:style-name="Table4.D16">
            <text:p text:style-name="P13"/>
          </table:table-cell>
          <table:table-cell table:style-name="Table4.E16">
            <text:p text:style-name="P13"/>
          </table:table-cell>
          <table:table-cell table:style-name="Table4.F16">
            <text:p text:style-name="P13"/>
          </table:table-cell>
        </table:table-row>
        <table:table-row table:style-name="Table4.17">
          <table:table-cell table:style-name="Table4.A17" office:value-type="string">
            <text:p text:style-name="P19"><text:placeholder text:placeholder-type="text">&lt;/for&gt;</text:placeholder></text:p>
          </table:table-cell>
          <table:table-cell table:style-name="Table4.B17" office:value-type="string">
            <text:p text:style-name="P15"/>
          </table:table-cell>
          <table:table-cell table:style-name="Table4.C17">
            <text:p text:style-name="P13"/>
          </table:table-cell>
          <table:table-cell table:style-name="Table4.D17">
            <text:p text:style-name="P13"/>
          </table:table-cell>
          <table:table-cell table:style-name="Table4.E17">
            <text:p text:style-name="P13"/>
          </table:table-cell>
          <table:table-cell table:style-name="Table4.F17">
            <text:p text:style-name="P13"/>
          </table:table-cell>
        </table:table-row>
        <table:table-row table:style-name="Table4.18">
          <table:table-cell table:style-name="Table4.A18" table:number-columns-spanned="3" office:value-type="string">
            <text:p text:style-name="P18"/>
          </table:table-cell>
          <table:covered-table-cell/>
          <table:covered-table-cell/>
          <table:table-cell table:style-name="Table4.D18" office:value-type="string">
            <text:p text:style-name="P17"/>
          </table:table-cell>
          <table:table-cell table:style-name="Table4.E18">
            <text:p text:style-name="P16"/>
          </table:table-cell>
          <table:table-cell table:style-name="Table4.E18">
            <text:p text:style-name="P16"/>
          </table:table-cell>
        </table:table-row>
      </table:table>
      <text:p text:style-name="P34"/>
      <text:p text:style-name="P9"><text:placeholder text:placeholder-type="text">&lt;/if&gt;</text:placeholder></text:p>
      <text:p text:style-name="P18"><text:placeholder text:placeholder-type="text">&lt;/for&gt;</text:placeholder></text:p>
      <text:p text:style-name="P28"/>
      <text:p text:style-name="P18"/>
      <text:p text:style-name="P1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403in"/>
    </style:style>
    <style:style style:name="Table3.B" style:family="table-column">
      <style:table-column-properties style:column-width="2.3903in"/>
    </style:style>
    <style:style style:name="Table3.1" style:family="table-row">
      <style:table-row-properties style:min-row-height="0.38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808080" fo:border-bottom="0.05pt solid #808080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DejaVu Sans" fo:font-size="13pt" fo:font-style="italic" style:text-underline-style="none" officeooo:rsid="00a5a4d4" officeooo:paragraph-rsid="00a5a4d4" style:font-size-asian="13pt" style:font-style-asian="italic" style:font-size-complex="13pt" style:font-style-complex="italic"/>
    </style:style>
    <style:style style:name="MP2" style:family="paragraph" style:parent-style-name="Table_20_Contents">
      <style:paragraph-properties fo:text-align="start" style:justify-single-word="false"/>
      <style:text-properties fo:color="#666666" style:font-name="DejaVu Sans" fo:font-size="10pt" fo:font-style="italic" style:text-underline-style="none" fo:font-weight="normal" officeooo:rsid="0067739e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281509" officeooo:paragraph-rsid="00a4d0ec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281509" officeooo:paragraph-rsid="00a4d0ec" style:font-size-asian="8pt" style:font-style-asian="italic" style:font-weight-asian="bold" style:font-size-complex="8pt" style:font-style-complex="italic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6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style:font-name="DejaVu Sans Condensed"/>
    </style:style>
    <style:style style:name="MT2" style:family="text">
      <style:text-properties style:font-name="DejaVu Sans Condensed" fo:font-weight="bold" style:font-weight-asian="bold" style:font-weight-complex="bold"/>
    </style:style>
    <style:style style:name="MT3" style:family="text">
      <style:text-properties officeooo:rsid="010721a5"/>
    </style:style>
    <style:style style:name="MT4" style:family="text">
      <style:text-properties officeooo:rsid="00281509"/>
    </style:style>
    <style:style style:name="MT5" style:family="text">
      <style:text-properties fo:color="#666666" officeooo:rsid="00281509"/>
    </style:style>
    <style:style style:name="MT6" style:family="text">
      <style:text-properties fo:color="#666666" officeooo:rsid="006208e9"/>
    </style:style>
    <style:style style:name="MT7" style:family="text">
      <style:text-properties fo:color="#666666" fo:font-weight="normal" officeooo:rsid="010721a5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/><text:span text:style-name="MT1"><text:s/></text:span><text:span text:style-name="MT2">ESTADO DE SITUACION FINANCIERA</text:span></text:p>
              <text:p text:style-name="MP2"><text:s text:c="2"/></text:p>
            </table:table-cell>
            <table:table-cell table:style-name="Table3.A1" office:value-type="string">
              <text:p text:style-name="MP3"><text:s text:c="2"/><text:span text:style-name="MT3">EMPRESA</text:span></text:p>
              <text:p text:style-name="MP4"><text:s text:c="2"/><text:placeholder text:placeholder-type="text">&lt;company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5"><text:span text:style-name="MT4">FECHA DE IMPRESIÓN: </text:span><text:span text:style-name="MT4"><text:placeholder text:placeholder-type="text">&lt;time.strftime('%Y-%m-%d')&gt;</text:placeholder></text:span><text:span text:style-name="MT4"> <text:s/></text:span><text:span text:style-name="MT4"><text:placeholder text:placeholder-type="text">&lt;time.strftime('%H:%M:%S')&gt;</text:placeholder></text:span><text:span text:style-name="MT4"> [ PAG. 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 </text:span><text:span text:style-name="MT6">]</text:span></text:p>
            </table:table-cell>
            <table:table-cell table:style-name="Table2.A1" office:value-type="string">
              <text:p text:style-name="MP6"><text:span text:style-name="MT7">Nodux Cía. Ltda.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34" meta:word-count="75" meta:character-count="699" meta:non-whitespace-character-count="576"/>
    <meta:user-defined meta:name="Info 1"/>
    <meta:user-defined meta:name="Info 2"/>
    <meta:user-defined meta:name="Info 3"/>
    <meta:user-defined meta:name="Info 4"/>
  </office:meta>
</office:document-meta>
</file>